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fill="hatch" draw:fill-color="#ffffff" draw:fill-hatch-name="Hatch_20_3" draw:textarea-horizontal-align="center" draw:textarea-vertical-align="middle"/>
    </style:style>
    <style:style style:name="gr3" style:family="graphic" style:parent-style-name="standard">
      <style:graphic-properties svg:stroke-width="0.05cm" draw:marker-start="Estremità_20_linea_20_2" draw:marker-start-width="0.2cm" draw:marker-end="Estremità_20_linea_20_2" draw:marker-end-width="0.2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rect draw:style-name="gr1" draw:text-style-name="P1" draw:layer="layout" svg:width="10.2cm" svg:height="1.5cm" svg:x="0.4cm" svg:y="7.3cm">
          <text:p text:style-name="P1"><text:span text:style-name="T1">3G-324M protocol library</text:span></text:p>
        </draw:rect>
        <draw:rect draw:style-name="gr1" draw:text-style-name="P1" draw:layer="layout" svg:width="10.2cm" svg:height="1.5cm" svg:x="0.4cm" svg:y="9.4cm">
          <text:p text:style-name="P1"><text:span text:style-name="T1">3G Modem library</text:span></text:p>
        </draw:rect>
        <draw:rect draw:style-name="gr1" draw:text-style-name="P2" draw:layer="layout" svg:width="10.2cm" svg:height="1.2cm" svg:x="0.4cm" svg:y="0.1cm">
          <text:p text:style-name="P2"/>
          <text:p text:style-name="P2"><text:span text:style-name="T1">Application GUI</text:span></text:p>
          <text:p text:style-name="P2"/>
        </draw:rect>
        <draw:rect draw:style-name="gr2" draw:text-style-name="P1" draw:layer="layout" svg:width="10.2cm" svg:height="1.5cm" svg:x="0.4cm" svg:y="1.9cm">
          <text:p text:style-name="P1"><text:span text:style-name="T1">3G-324M-Sec</text:span></text:p>
          <text:p text:style-name="P1"><text:span text:style-name="T1">Security Control Layer</text:span></text:p>
        </draw:rect>
        <draw:rect draw:style-name="gr2" draw:text-style-name="P1" draw:layer="layout" svg:width="5.2cm" svg:height="1.5cm" svg:x="0.4cm" svg:y="3.4cm">
          <text:p text:style-name="P1"><text:span text:style-name="T1">3G-324M-Sec</text:span></text:p>
          <text:p text:style-name="P1"><text:span text:style-name="T1">Encryption Layer</text:span></text:p>
        </draw:rect>
        <draw:rect draw:style-name="gr2" draw:text-style-name="P1" draw:layer="layout" svg:width="5cm" svg:height="1.5cm" svg:x="5.6cm" svg:y="3.4cm">
          <text:p text:style-name="P1"><text:span text:style-name="T1">3G-324M-Sec</text:span></text:p>
          <text:p text:style-name="P1"><text:span text:style-name="T1">Protocols</text:span></text:p>
        </draw:rect>
        <draw:line draw:style-name="gr3" draw:text-style-name="P2" draw:layer="layout" svg:x1="5.5cm" svg:y1="1.3cm" svg:x2="5.5cm" svg:y2="1.9cm">
          <text:p/>
        </draw:line>
        <draw:rect draw:style-name="gr2" draw:text-style-name="P3" draw:layer="layout" svg:width="6.5cm" svg:height="1.5cm" svg:x="2.4cm" svg:y="5.5cm">
          <text:p text:style-name="P3"><text:span text:style-name="T2">Cryptographic library</text:span></text:p>
          <text:p text:style-name="P3"><text:span text:style-name="T2">(SPEECH, MIRACL, OpenSSL)</text:span></text:p>
        </draw:rect>
        <draw:line draw:style-name="gr3" draw:text-style-name="P2" draw:layer="layout" svg:x1="4.3cm" svg:y1="4.9cm" svg:x2="4.3cm" svg:y2="5.5cm">
          <text:p/>
        </draw:line>
        <draw:line draw:style-name="gr3" draw:text-style-name="P2" draw:layer="layout" svg:x1="6.9cm" svg:y1="4.9cm" svg:x2="6.9cm" svg:y2="5.5cm">
          <text:p/>
        </draw:line>
        <draw:line draw:style-name="gr3" draw:text-style-name="P2" draw:layer="layout" svg:x1="1.5cm" svg:y1="4.9cm" svg:x2="1.5cm" svg:y2="7.3cm">
          <text:p/>
        </draw:line>
        <draw:line draw:style-name="gr3" draw:text-style-name="P2" draw:layer="layout" svg:x1="9.5cm" svg:y1="4.9cm" svg:x2="9.5cm" svg:y2="7.3cm">
          <text:p/>
        </draw:line>
        <draw:line draw:style-name="gr3" draw:text-style-name="P2" draw:layer="layout" svg:x1="5.5cm" svg:y1="8.8cm" svg:x2="5.5cm" svg:y2="9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hatch draw:name="Hatch_20_3" draw:display-name="Hatch 3" draw:style="double" draw:color="#b3b3b3" draw:distance="0.14cm" draw:rotation="450"/>
    <draw:marker draw:name="Arrow" svg:viewBox="0 0 20 30" svg:d="m10 0-10 30h20z"/>
    <draw:marker draw:name="Estremità_20_linea_20_2" draw:display-name="Estremità linea 2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03T14:58:41.56</meta:creation-date>
    <dc:date>2011-01-12T13:11:46.75</dc:date>
    <meta:editing-duration>PT00H51M34S</meta:editing-duration>
    <meta:editing-cycles>6</meta:editing-cycles>
    <meta:generator>OpenOffice.org/3.2$Win32 OpenOffice.org_project/320m18$Build-9502</meta:generator>
    <meta:document-statistic meta:object-count="13"/>
  </office:meta>
</office:document-meta>
</file>